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cftablexdroitsunassureur1" style:family="table">
      <style:table-properties style:width="16.499cm" table:align="margins" style:writing-mode="lr-tb"/>
    </style:style>
    <style:style style:name="pcftablexdroitsunassureur1.A" style:family="table-column">
      <style:table-column-properties style:column-width="16.499cm" style:rel-column-width="65535*"/>
    </style:style>
    <style:style style:name="pcftablexdroitsunassureur2" style:family="table">
      <style:table-properties style:width="16.499cm" table:align="margins" style:writing-mode="lr-tb"/>
    </style:style>
    <style:style style:name="pcftablexdroitsunassureur2.A" style:family="table-column">
      <style:table-column-properties style:column-width="16.499cm" style:rel-column-width="65535*"/>
    </style:style>
    <style:style style:name="pcftablexdroitsunassureur3" style:family="table">
      <style:table-properties style:width="16.457cm" fo:margin-left="0.041cm" fo:margin-right="0.002cm" table:align="margins" style:writing-mode="lr-tb"/>
    </style:style>
    <style:style style:name="pcftablexdroitsunassureur3.A" style:family="table-column">
      <style:table-column-properties style:column-width="16.457cm" style:rel-column-width="65535*"/>
    </style:style>
    <style:style style:name="pcftablexdroitsxassureurs1" style:family="table">
      <style:table-properties style:width="16.499cm" table:align="margins" style:writing-mode="lr-tb"/>
    </style:style>
    <style:style style:name="pcftablexdroitsxassureurs1.A" style:family="table-column">
      <style:table-column-properties style:column-width="16.499cm" style:rel-column-width="65535*"/>
    </style:style>
    <style:style style:name="pcftablexdroitsxassureurs2" style:family="table">
      <style:table-properties style:width="16.499cm" table:align="margins" style:writing-mode="lr-tb"/>
    </style:style>
    <style:style style:name="pcftablexdroitsxassureurs2.A" style:family="table-column">
      <style:table-column-properties style:column-width="16.499cm" style:rel-column-width="65535*"/>
    </style:style>
    <style:style style:name="pcftablexdroitsxassureurs2.A1" style:family="table-cell">
      <style:table-cell-properties fo:padding="0cm" fo:border="none"/>
    </style:style>
    <style:style style:name="pcftablexdroitsxassureurs3" style:family="table">
      <style:table-properties style:width="16.499cm" table:align="margins" style:writing-mode="lr-tb"/>
    </style:style>
    <style:style style:name="pcftablexdroitsxassureurs3.A" style:family="table-column">
      <style:table-column-properties style:column-width="16.499cm" style:rel-column-width="65535*"/>
    </style:style>
    <style:style style:name="pcftableundroitunassureur1" style:family="table">
      <style:table-properties style:width="16.499cm" table:align="margins" style:writing-mode="lr-tb"/>
    </style:style>
    <style:style style:name="pcftableundroitunassureur1.A" style:family="table-column">
      <style:table-column-properties style:column-width="16.499cm" style:rel-column-width="65535*"/>
    </style:style>
    <style:style style:name="pcftableundroitunassureur2" style:family="table">
      <style:table-properties style:width="16.499cm" table:align="margins" style:writing-mode="lr-tb"/>
    </style:style>
    <style:style style:name="pcftableundroitunassureur2.A" style:family="table-column">
      <style:table-column-properties style:column-width="16.499cm" style:rel-column-width="65535*"/>
    </style:style>
    <style:style style:name="pcftableundroitunassureur3" style:family="table">
      <style:table-properties style:width="16.499cm" table:align="margins" style:writing-mode="lr-tb"/>
    </style:style>
    <style:style style:name="pcftableundroitunassureur3.A" style:family="table-column">
      <style:table-column-properties style:column-width="16.499cm" style:rel-column-width="65535*"/>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Table_20_Contents_20_right">
      <style:paragraph-properties fo:line-height="100%" fo:text-align="justify" style:justify-single-word="false" style:snap-to-layout-grid="false"/>
      <style:text-properties fo:font-variant="normal" fo:text-transform="none" style:font-name="Gill Sans MT_CCJU" fo:font-size="11pt" fo:font-style="normal" fo:font-weight="normal" style:font-size-asian="11pt" style:font-weight-asian="bold" style:font-size-complex="11pt"/>
    </style:style>
    <style:style style:name="P10"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1" style:family="paragraph" style:parent-style-name="Text_20_body" style:master-page-name="">
      <style:paragraph-properties fo:margin-top="0cm" fo:margin-bottom="0cm" style:page-number="auto" fo:break-before="auto" fo:break-after="auto" style:shadow="none">
        <style:tab-stops/>
      </style:paragraph-properties>
      <style:text-properties style:font-name="Gill Sans MT_CCJU" fo:font-size="6pt" style:font-size-asian="6pt" style:font-size-complex="6pt"/>
    </style:style>
    <style:style style:name="P12" style:family="paragraph" style:parent-style-name="Table_20_Contents">
      <style:paragraph-properties fo:line-height="100%" fo:text-align="justify" style:justify-single-word="false" style:snap-to-layout-grid="false"/>
      <style:text-properties fo:font-variant="normal" fo:text-transform="none" style:font-name="Gill Sans MT_CCJU" fo:font-size="11pt" fo:language="fr" fo:country="FR" fo:font-style="normal" fo:font-weight="normal" style:font-size-asian="11pt" style:font-weight-asian="bold" style:font-size-complex="11pt"/>
    </style:style>
    <style:style style:name="T1" style:family="text">
      <style:text-properties fo:language="fr" fo:country="FR"/>
    </style:style>
    <style:style style:name="T2" style:family="text">
      <style:text-properties fo:language="fr" fo:country="FR" fo:font-weight="bold" style:font-weight-complex="bold"/>
    </style:style>
    <style:style style:name="T3" style:family="text">
      <style:text-properties fo:font-weight="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able:table table:name="pcftablexdroitsunassureur1" table:style-name="pcftablexdroitsunassureur1">
        <table:table-column table:style-name="pcftablexdroitsunassureur1.A"/>
        <table:table-row>
          <table:table-cell office:value-type="string">
            <text:p text:style-name="P9">%{HEADER_ROWS:0}%%{RM_IF_NO_DATA:true,0}%%{maligne}%%=CONTENT=%Les montants ci-dessus comprennent le complément lié au contre-projet "Prestations complémentaires pour les familles".</text:p>
            <text:p text:style-name="P12"/>
          </table:table-cell>
        </table:table-row>
      </table:table>
      <table:table table:name="pcftablexdroitsunassureur2" table:style-name="pcftablexdroitsunassureur2">
        <table:table-column table:style-name="pcftablexdroitsunassureur2.A"/>
        <table:table-row>
          <table:table-cell office:value-type="string">
            <text:p text:style-name="P9">%{HEADER_ROWS:0}%%{RM_IF_NO_DATA:true,0}%%{maligne}%%=CONTENT=%<text:span text:style-name="T3">Si votre assureur-maladie ne correspond pas à celui susmentionné, nous vous saurions gré de nous remettre une copie de vos certificats d’assurance-maladie obligatoire des soins de l’année </text:span><text:span text:style-name="T2">%=RELATIV1=%.</text:span><text:span text:style-name="T1"> Aucune autre démarche ne vous sera demandée pour obtenir vos contributions.</text:span></text:p>
          </table:table-cell>
        </table:table-row>
      </table:table>
      <table:table table:name="pcftablexdroitsunassureur3" table:style-name="pcftablexdroitsunassureur3">
        <table:table-column table:style-name="pcftablexdroitsunassureur3.A"/>
        <table:table-row>
          <table:table-cell office:value-type="string">
            <text:p text:style-name="P9">%{HEADER_ROWS:0}%%{RM_IF_NO_<text:a xlink:type="simple" xlink:href="data:true,0">DATA:true,0</text:a>}%%{maligne}%%=CONTENT=%</text:p>
            <text:p text:style-name="P9">Nous informerons votre assureur-maladie de vos droits. Il déduira ces contributions de vos factures, jusqu’à concurrence du montant de vos primes.</text:p>
          </table:table-cell>
        </table:table-row>
      </table:table>
      <table:table table:name="pcftablexdroitsxassureurs1" table:style-name="pcftablexdroitsxassureurs1">
        <table:table-column table:style-name="pcftablexdroitsxassureurs1.A"/>
        <table:table-row>
          <table:table-cell office:value-type="string">
            <text:p text:style-name="P9">%{HEADER_ROWS:0}%%{RM_IF_NO_DATA:true,0}%%{maligne}%%=CONTENT=%Les montants ci-dessus comprennent le complément lié au contre-projet "Prestations complémentaires pour les familles".</text:p>
            <text:p text:style-name="P12"/>
          </table:table-cell>
        </table:table-row>
      </table:table>
      <table:table table:name="pcftablexdroitsxassureurs2" table:style-name="pcftablexdroitsxassureurs2">
        <table:table-column table:style-name="pcftablexdroitsxassureurs2.A"/>
        <table:table-row>
          <table:table-cell table:style-name="pcftablexdroitsxassureurs2.A1" office:value-type="string">
            <text:p text:style-name="P9">%{HEADER_ROWS:0}%%{RM_IF_NO_DATA:true,0}%%{maligne}%%=CONTENT=%<text:span text:style-name="T3">Si vos assureurs-maladie ne correspondent pas à ceux susmentionnés, nous vous saurions gré de nous remettre une copie de vos certificats d’assurance-maladie obligatoire des soins de l’année </text:span><text:span text:style-name="T2">%=RELATIV1=%.</text:span><text:span text:style-name="T1"> Aucune autre démarche ne vous sera demandée pour obtenir vos contributions.</text:span></text:p>
          </table:table-cell>
        </table:table-row>
      </table:table>
      <table:table table:name="pcftablexdroitsxassureurs3" table:style-name="pcftablexdroitsxassureurs3">
        <table:table-column table:style-name="pcftablexdroitsxassureurs3.A"/>
        <table:table-row>
          <table:table-cell office:value-type="string">
            <text:p text:style-name="P9">%{HEADER_ROWS:0}%%{RM_IF_NO_<text:a xlink:type="simple" xlink:href="data:true,0">DATA:true,0</text:a>}%%{maligne}%%=CONTENT=%</text:p>
            <text:p text:style-name="P9">Nous informerons vos assureurs-maladie de vos droits. Ils déduiront ces contributions de vos factures, jusqu’à concurrence du montant de vos primes.</text:p>
          </table:table-cell>
        </table:table-row>
      </table:table>
      <table:table table:name="pcftableundroitunassureur1" table:style-name="pcftableundroitunassureur1">
        <table:table-column table:style-name="pcftableundroitunassureur1.A"/>
        <table:table-row>
          <table:table-cell office:value-type="string">
            <text:p text:style-name="P9">%{HEADER_ROWS:0}%%{RM_IF_NO_DATA:true,0}%%{maligne}%%=CONTENT=%Les montants ci-dessus comprennent le complément lié au contre-projet "Prestations complémentaires pour les familles".</text:p>
            <text:p text:style-name="P12"/>
          </table:table-cell>
        </table:table-row>
      </table:table>
      <table:table table:name="pcftableundroitunassureur2" table:style-name="pcftableundroitunassureur2">
        <table:table-column table:style-name="pcftableundroitunassureur2.A"/>
        <table:table-row>
          <table:table-cell office:value-type="string">
            <text:p text:style-name="P9">%{HEADER_ROWS:0}%%{RM_IF_NO_DATA:true,0}%%{maligne}%%=CONTENT=%<text:span text:style-name="T3">Si votre assureur-maladie ne correspond pas à celui susmentionné, nous vous saurions gré de nous remettre une copie de votre certificat d’assurance-maladie obligatoire des soins de l’année </text:span><text:span text:style-name="T2">%=RELATIV1=%.</text:span><text:span text:style-name="T1"> Aucune autre démarche ne vous sera demandée pour obtenir votre contribution.</text:span></text:p>
          </table:table-cell>
        </table:table-row>
      </table:table>
      <table:table table:name="pcftableundroitunassureur3" table:style-name="pcftableundroitunassureur3">
        <table:table-column table:style-name="pcftableundroitunassureur3.A"/>
        <table:table-row>
          <table:table-cell office:value-type="string">
            <text:p text:style-name="P9">%{HEADER_ROWS:0}%%{RM_IF_NO_<text:a xlink:type="simple" xlink:href="data:true,0">DATA:true,0</text:a>}%%{maligne}%%=CONTENT=%</text:p>
            <text:p text:style-name="P9">Nous informerons votre assureur-maladie de votre droit. Il déduira cette contribution de vos factures, jusqu’à concurrence du montant de vos primes.</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Luis Benimeli</dc:creator>
    <dc:date>2018-10-25T15:22:53.03</dc:date>
    <meta:print-date>2003-09-10T06:53:00</meta:print-date>
    <meta:editing-cycles>159</meta:editing-cycles>
    <meta:editing-duration>PT7H31M</meta:editing-duration>
    <meta:document-statistic meta:table-count="9" meta:image-count="0" meta:object-count="0" meta:page-count="1" meta:paragraph-count="19" meta:word-count="367" meta:character-count="3066"/>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